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9.4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pnj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office:value-type="string">
            <text:p>score</text:p>
          </table:table-cell>
          <table:table-cell office:value-type="string">
            <text:p>cat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e Death</text:p>
          </table:table-cell>
          <table:table-cell office:value-type="string">
            <text:p>Because she reallllyyy deserved it.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mmy</text:p>
          </table:table-cell>
          <table:table-cell office:value-type="string">
            <text:p>She saw dead people a bit too late.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lly</text:p>
          </table:table-cell>
          <table:table-cell office:value-type="string">
            <text:p>The slut was cheating her boyfriend.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dison</text:p>
          </table:table-cell>
          <table:table-cell office:value-type="string">
            <text:p>She wasn't that great.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mela</text:p>
          </table:table-cell>
          <table:table-cell office:value-type="string">
            <text:p>Everything in the boobs and nothing in the brain.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Did she play in a crappy sitcom ?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ndy</text:p>
          </table:table-cell>
          <table:table-cell office:value-type="string">
            <text:p>Not a great loss if you know what i mean !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ika</text:p>
          </table:table-cell>
          <table:table-cell office:value-type="string">
            <text:p>She play a lot too much with her kitten.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ade</text:p>
          </table:table-cell>
          <table:table-cell office:value-type="string">
            <text:p>I saw her last night hanging out with two guys !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ayla</text:p>
          </table:table-cell>
          <table:table-cell office:value-type="string">
            <text:p>She mistreated her younger brother back in the days.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gan</text:p>
          </table:table-cell>
          <table:table-cell office:value-type="string">
            <text:p>She was too pretty to be good.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rendon</text:p>
          </table:table-cell>
          <table:table-cell office:value-type="string">
            <text:p>Seriously, there's still guys who have that crappy name ?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illy</text:p>
          </table:table-cell>
          <table:table-cell office:value-type="string">
            <text:p>He was a real douchebag !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ylan</text:p>
          </table:table-cell>
          <table:table-cell office:value-type="string">
            <text:p>The world is better without this scumbag 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mmy W.</text:p>
          </table:table-cell>
          <table:table-cell office:value-type="string">
            <text:p>Who ?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rika H.</text:p>
          </table:table-cell>
          <table:table-cell office:value-type="string">
            <text:p>Come on !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eve B.</text:p>
          </table:table-cell>
          <table:table-cell office:value-type="string">
            <text:p>Really !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indy U.</text:p>
          </table:table-cell>
          <table:table-cell office:value-type="string">
            <text:p>She had a baby !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ison H.</text:p>
          </table:table-cell>
          <table:table-cell office:value-type="string">
            <text:p>Borrrin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illy Q.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ob E.</text:p>
          </table:table-cell>
          <table:table-cell office:value-type="string">
            <text:p>You like that ?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mela J.</text:p>
          </table:table-cell>
          <table:table-cell office:value-type="string">
            <text:p>This is it !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rika T.</text:p>
          </table:table-cell>
          <table:table-cell office:value-type="string">
            <text:p>You gotta be kiddin' m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mmy N.</text:p>
          </table:table-cell>
          <table:table-cell office:value-type="string">
            <text:p>Nobody cares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rendon X.</text:p>
          </table:table-cell>
          <table:table-cell office:value-type="string">
            <text:p>Better be dead than sorry...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mmy U.</text:p>
          </table:table-cell>
          <table:table-cell office:value-type="string">
            <text:p>Are you nuts ?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ill A.</text:p>
          </table:table-cell>
          <table:table-cell office:value-type="string">
            <text:p>Best one I ha din years !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ylan T.</text:p>
          </table:table-cell>
          <table:table-cell office:value-type="string">
            <text:p>Taste like chicken 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Jody Z.</text:p>
          </table:table-cell>
          <table:table-cell office:value-type="string">
            <text:p>I am the death... actually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ddison Q.</text:p>
          </table:table-cell>
          <table:table-cell office:value-type="string">
            <text:p>A sound soul…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ave E.</text:p>
          </table:table-cell>
          <table:table-cell office:value-type="string">
            <text:p>Wasn't doing anything anymore anyway.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mmy S.</text:p>
          </table:table-cell>
          <table:table-cell office:value-type="string">
            <text:p>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egan G.</text:p>
          </table:table-cell>
          <table:table-cell office:value-type="string">
            <text:p>DIE DIE DI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obert V.</text:p>
          </table:table-cell>
          <table:table-cell office:value-type="string">
            <text:p>DIEEEEEEEE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ob Q.</text:p>
          </table:table-cell>
          <table:table-cell office:value-type="string">
            <text:p>DIEEEEEEEEEEEEEEEEE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elly N.</text:p>
          </table:table-cell>
          <table:table-cell office:value-type="string">
            <text:p>rest in pieces !!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obert X.</text:p>
          </table:table-cell>
          <table:table-cell office:value-type="string">
            <text:p>rest in peace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rendon X.</text:p>
          </table:table-cell>
          <table:table-cell office:value-type="string">
            <text:p>rest in two piecesss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ddison W.</text:p>
          </table:table-cell>
          <table:table-cell office:value-type="string">
            <text:p>yumm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egan F.</text:p>
          </table:table-cell>
          <table:table-cell office:value-type="string">
            <text:p>yukc yu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elly Q.</text:p>
          </table:table-cell>
          <table:table-cell office:value-type="string">
            <text:p>hungryyyyy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obert D.</text:p>
          </table:table-cell>
          <table:table-cell office:value-type="string">
            <text:p>eat my bladeee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teve U.</text:p>
          </table:table-cell>
          <table:table-cell office:value-type="string">
            <text:p>He was polygamou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Julie N.</text:p>
          </table:table-cell>
          <table:table-cell office:value-type="string">
            <text:p>He was pro abortion anyway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ylan A.</text:p>
          </table:table-cell>
          <table:table-cell office:value-type="string">
            <text:p>He was anti abortion anyway...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ddison W.</text:p>
          </table:table-cell>
          <table:table-cell office:value-type="string">
            <text:p>He believes in heaven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Jill A.</text:p>
          </table:table-cell>
          <table:table-cell office:value-type="string">
            <text:p>Nobody will miss h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egan O.</text:p>
          </table:table-cell>
          <table:table-cell office:value-type="string">
            <text:p>She was an orphan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teve H.</text:p>
          </table:table-cell>
          <table:table-cell office:value-type="string">
            <text:p>he was child solier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Jade M.</text:p>
          </table:table-cell>
          <table:table-cell office:value-type="string">
            <text:p>Used LSD, who used lsd nowadays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egan Z.</text:p>
          </table:table-cell>
          <table:table-cell office:value-type="string">
            <text:p>didn't like stephen k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randon B.</text:p>
          </table:table-cell>
          <table:table-cell office:value-type="string">
            <text:p>thought barack was gre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renda I.</text:p>
          </table:table-cell>
          <table:table-cell office:value-type="string">
            <text:p>trusted mitt could do something for 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ddison U.</text:p>
          </table:table-cell>
          <table:table-cell office:value-type="string">
            <text:p>saint john sent me for this on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ob U.</text:p>
          </table:table-cell>
          <table:table-cell office:value-type="string">
            <text:p>still believes in santa...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renda X.</text:p>
          </table:table-cell>
          <table:table-cell office:value-type="string">
            <text:p>hasn't read the bible...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Robert B.</text:p>
          </table:table-cell>
          <table:table-cell office:value-type="string">
            <text:p>who then now 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Emmy P.</text:p>
          </table:table-cell>
          <table:table-cell office:value-type="string">
            <text:p>is member of u.n. gyu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Emmy E.</text:p>
          </table:table-cell>
          <table:table-cell office:value-type="string">
            <text:p>nooo... was running childc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amela P.</text:p>
          </table:table-cell>
          <table:table-cell office:value-type="string">
            <text:p>plays herself watching mouse M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randon D.</text:p>
          </table:table-cell>
          <table:table-cell office:value-type="string">
            <text:p>should have some guil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ob N.</text:p>
          </table:table-cell>
          <table:table-cell office:value-type="string">
            <text:p>guilty of...don't ca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Kelly F.</text:p>
          </table:table-cell>
          <table:table-cell office:value-type="string">
            <text:p>didn never watch star trek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ob K.</text:p>
          </table:table-cell>
          <table:table-cell office:value-type="string">
            <text:p>thought geekdom is no mo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randon G.</text:p>
          </table:table-cell>
          <table:table-cell office:value-type="string">
            <text:p>underrated betapou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ill A.</text:p>
          </table:table-cell>
          <table:table-cell office:value-type="string">
            <text:p>retired member of gaytak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mela J.</text:p>
          </table:table-cell>
          <table:table-cell office:value-type="string">
            <text:p>holy fan of minecraf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indy N.</text:p>
          </table:table-cell>
          <table:table-cell office:value-type="string">
            <text:p>never seen tahit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ddison M.</text:p>
          </table:table-cell>
          <table:table-cell office:value-type="string">
            <text:p>never been to jap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Bill J.</text:p>
          </table:table-cell>
          <table:table-cell office:value-type="string">
            <text:p>one less, more to go !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mela D.</text:p>
          </table:table-cell>
          <table:table-cell office:value-type="string">
            <text:p>her tits were too big anywa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egan F.</text:p>
          </table:table-cell>
          <table:table-cell office:value-type="string">
            <text:p>was a bad act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di I.</text:p>
          </table:table-cell>
          <table:table-cell office:value-type="string">
            <text:p>...still believed in santa...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mmy P.</text:p>
          </table:table-cell>
          <table:table-cell office:value-type="string">
            <text:p>thinks her son is a gee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Bob F.</text:p>
          </table:table-cell>
          <table:table-cell office:value-type="string">
            <text:p>bay harbourd butcher's s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uillaume B.</text:p>
          </table:table-cell>
          <table:table-cell office:value-type="string">
            <text:p>Never watched game of throne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amela B.</text:p>
          </table:table-cell>
          <table:table-cell office:value-type="string">
            <text:p>She coulda invented a cure for canc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randon S.</text:p>
          </table:table-cell>
          <table:table-cell office:value-type="string">
            <text:p>groupie of jonas broth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Emmy V.</text:p>
          </table:table-cell>
          <table:table-cell office:value-type="string">
            <text:p>watched twilight too mu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ayla Z.</text:p>
          </table:table-cell>
          <table:table-cell office:value-type="string">
            <text:p>was planning to assassinate the pope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Jade R.</text:p>
          </table:table-cell>
          <table:table-cell office:value-type="string">
            <text:p>involved in video game mindbust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ddison D.</text:p>
          </table:table-cell>
          <table:table-cell office:value-type="string">
            <text:p>invented some gratuitous murder gam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ylan U.</text:p>
          </table:table-cell>
          <table:table-cell office:value-type="string">
            <text:p>produced yet another indie platform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illy I.</text:p>
          </table:table-cell>
          <table:table-cell office:value-type="string">
            <text:p>i feel tired of killing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Layla S.</text:p>
          </table:table-cell>
          <table:table-cell office:value-type="string">
            <text:p>sometime killing bores m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obert U.</text:p>
          </table:table-cell>
          <table:table-cell office:value-type="string">
            <text:p>i should think or retiring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ylan E.</text:p>
          </table:table-cell>
          <table:table-cell office:value-type="string">
            <text:p>can you kill me too ?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egan C.</text:p>
          </table:table-cell>
          <table:table-cell office:value-type="string">
            <text:p>what s the fun..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Brandon S.</text:p>
          </table:table-cell>
          <table:table-cell office:value-type="string">
            <text:p>Too easy...what the fun.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mmy T.</text:p>
          </table:table-cell>
          <table:table-cell office:value-type="string">
            <text:p>you can do bet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eve J.</text:p>
          </table:table-cell>
          <table:table-cell office:value-type="string">
            <text:p>participated in new zeland rebelli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Jim J.</text:p>
          </table:table-cell>
          <table:table-cell office:value-type="string">
            <text:p>had a crappy nam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obert N.</text:p>
          </table:table-cell>
          <table:table-cell office:value-type="string">
            <text:p>scripted the aragorn crap scen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indy Z.</text:p>
          </table:table-cell>
          <table:table-cell office:value-type="string">
            <text:p>played in s30e43 of cs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Erika U.</text:p>
          </table:table-cell>
          <table:table-cell office:value-type="string">
            <text:p>downloaded one Guga single in 20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Bill F.</text:p>
          </table:table-cell>
          <table:table-cell office:value-type="string">
            <text:p>beated his dog and his wif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Robert K.</text:p>
          </table:table-cell>
          <table:table-cell office:value-type="string">
            <text:p>fracked his kid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renda L.</text:p>
          </table:table-cell>
          <table:table-cell office:value-type="string">
            <text:p>thought comics suck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ayla B.</text:p>
          </table:table-cell>
          <table:table-cell office:value-type="string">
            <text:p>caused a break between rocker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ill G.</text:p>
          </table:table-cell>
          <table:table-cell office:value-type="string">
            <text:p>Getting rid of bugs !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rika Q.</text:p>
          </table:table-cell>
          <table:table-cell office:value-type="string">
            <text:p>mowed too much la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otch</text:p>
          </table:table-cell>
          <table:table-cell office:value-type="string">
            <text:p>Where have i seen him before?!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Kiddo</text:p>
          </table:table-cell>
          <table:table-cell office:value-type="string">
            <text:p>Murdered his sister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Grandpa</text:p>
          </table:table-cell>
          <table:table-cell office:value-type="string">
            <text:p>Too old to live.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lackmagic</text:p>
          </table:table-cell>
          <table:table-cell office:value-type="string">
            <text:p>Let me teach you, your last spellllll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Robbie</text:p>
          </table:table-cell>
          <table:table-cell office:value-type="string">
            <text:p>is angry, Robbie is dead !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erry</text:p>
          </table:table-cell>
          <table:table-cell office:value-type="string">
            <text:p>sick of you all...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ippin</text:p>
          </table:table-cell>
          <table:table-cell office:value-type="string">
            <text:p>On scythe to rule em al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rodo</text:p>
          </table:table-cell>
          <table:table-cell office:value-type="string">
            <text:p>where are you ? dead !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rwen</text:p>
          </table:table-cell>
          <table:table-cell office:value-type="string">
            <text:p>useless...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ilbo</text:p>
          </table:table-cell>
          <table:table-cell office:value-type="string">
            <text:p>an olf fiery friend told me to kill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warp</text:p>
          </table:table-cell>
          <table:table-cell office:value-type="string">
            <text:p>[haxed ] too good to live br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umdum</text:p>
          </table:table-cell>
          <table:table-cell office:value-type="string">
            <text:p>drop this fruit...Dead !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yoshi</text:p>
          </table:table-cell>
          <table:table-cell office:value-type="string">
            <text:p>such a lame nick !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horvald</text:p>
          </table:table-cell>
          <table:table-cell office:value-type="string">
            <text:p>deserved neither life neither nam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orrest G.</text:p>
          </table:table-cell>
          <table:table-cell office:value-type="string">
            <text:p>too many time you voided me !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Gill A.</text:p>
          </table:table-cell>
          <table:table-cell office:value-type="string">
            <text:p>at least, we meat !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ox M.</text:p>
          </table:table-cell>
          <table:table-cell office:value-type="string">
            <text:p>kitty kitty kitty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axim. D. </text:p>
          </table:table-cell>
          <table:table-cell office:value-type="string">
            <text:p>Minize that !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ucy</text:p>
          </table:table-cell>
          <table:table-cell office:value-type="string">
            <text:p>...skyyyyyy with dead peaaaple...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Jenny K.</text:p>
          </table:table-cell>
          <table:table-cell office:value-type="string">
            <text:p>a sound soul…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arha K.</text:p>
          </table:table-cell>
          <table:table-cell office:value-type="string">
            <text:p>dear you, you'r deadddd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Janice K.</text:p>
          </table:table-cell>
          <table:table-cell office:value-type="string">
            <text:p>wanna shrink ME ? shrink my blaaaadd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aggie A.</text:p>
          </table:table-cell>
          <table:table-cell office:value-type="string">
            <text:p>We 'll miss you..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avie E.</text:p>
          </table:table-cell>
          <table:table-cell office:value-type="string">
            <text:p>shadows of shadow die !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Goat</text:p>
          </table:table-cell>
          <table:table-cell office:value-type="string">
            <text:p>once an old bearded sultan's favorite...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teve Jobs</text:p>
          </table:table-cell>
          <table:table-cell office:value-type="string">
            <text:p>So good to kill ya <text:span text:style-name="T1">AGAIN</text:span>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higeryu Miyamoto </text:p>
          </table:table-cell>
          <table:table-cell office:value-type="string">
            <text:p>ya have to die dad !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$EOF</text:p>
          </table:table-cell>
          <table:table-cell table:style-name="ce2" office:value-type="string">
            <text:p>Kelly K.</text:p>
          </table:table-cell>
          <table:table-cell table:style-name="ce2"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17/12/2012</text:date>, <text:time>02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Elahee</meta:initial-creator>
    <meta:creation-date>2012-12-15T09:24:23.55</meta:creation-date>
    <dc:date>2012-12-17T02:22:28</dc:date>
    <meta:editing-duration>PT5H8M5S</meta:editing-duration>
    <meta:editing-cycles>68</meta:editing-cycles>
    <meta:generator>OpenOffice.org/3.3$Win32 OpenOffice.org_project/330m20$Build-9567</meta:generator>
    <dc:creator>David Elahee</dc:creator>
    <meta:document-statistic meta:table-count="1" meta:cell-count="647" meta:object-count="0"/>
  </office:meta>
</office:document-meta>
</file>